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1856" calcext:value-type="float">
            <text:p>68.95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812" calcext:value-type="float">
            <text:p>68.77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202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8808" calcext:value-type="float">
            <text:p>68.94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202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7744" calcext:value-type="float">
            <text:p>68.81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2020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9272" calcext:value-type="float">
            <text:p>68.08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201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7056" calcext:value-type="float">
            <text:p>68.64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201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1944" calcext:value-type="float">
            <text:p>68.13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2016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5952" calcext:value-type="float">
            <text:p>68.19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201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2824" calcext:value-type="float">
            <text:p>67.55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201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7856" calcext:value-type="float">
            <text:p>67.42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201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8816" calcext:value-type="float">
            <text:p>67.48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201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7272" calcext:value-type="float">
            <text:p>67.32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201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2096" calcext:value-type="float">
            <text:p>67.06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201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1408" calcext:value-type="float">
            <text:p>66.89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200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7984" calcext:value-type="float">
            <text:p>66.92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200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1784" calcext:value-type="float">
            <text:p>66.85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200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9464" calcext:value-type="float">
            <text:p>67.33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200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8776" calcext:value-type="float">
            <text:p>67.16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200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6168" calcext:value-type="float">
            <text:p>66.87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200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312" calcext:value-type="float">
            <text:p>66.8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200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98" calcext:value-type="float">
            <text:p>66.97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200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4352" calcext:value-type="float">
            <text:p>66.82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200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9656" calcext:value-type="float">
            <text:p>66.58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200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5608" calcext:value-type="float">
            <text:p>66.20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200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676" calcext:value-type="float">
            <text:p>65.5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199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199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3192" calcext:value-type="float">
            <text:p>65.16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199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364" calcext:value-type="float">
            <text:p>63.41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199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7672" calcext:value-type="float">
            <text:p>62.90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199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9376" calcext:value-type="float">
            <text:p>60.53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199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199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0512" calcext:value-type="float">
            <text:p>58.96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199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199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1144" calcext:value-type="float">
            <text:p>57.92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198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7384" calcext:value-type="float">
            <text:p>58.31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1988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198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198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198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1104" calcext:value-type="float">
            <text:p>57.60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198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198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2912" calcext:value-type="float">
            <text:p>55.30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198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1456" calcext:value-type="float">
            <text:p>54.32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198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0376" calcext:value-type="float">
            <text:p>53.30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1979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0376" calcext:value-type="float">
            <text:p>53.30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197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9192" calcext:value-type="float">
            <text:p>52.2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197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0592" calcext:value-type="float">
            <text:p>51.9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1977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4272" calcext:value-type="float">
            <text:p>50.9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